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officeooo:rsid="000d53bf" officeooo:paragraph-rsid="000d53bf"/>
    </style:style>
    <style:style style:name="P6" style:family="paragraph" style:parent-style-name="Text_20_body">
      <style:paragraph-properties fo:text-align="justify" style:justify-single-word="false"/>
    </style:style>
    <style:style style:name="P7" style:family="paragraph" style:parent-style-name="Code_20_block">
      <style:text-properties fo:color="#008000"/>
    </style:style>
    <style:style style:name="P8" style:family="paragraph" style:parent-style-name="Code_20_block">
      <style:text-properties style:use-window-font-color="true"/>
    </style:style>
    <style:style style:name="P9" style:family="paragraph" style:parent-style-name="Code_20_block">
      <style:text-properties fo:font-weight="bold" style:font-weight-asian="bold" style:font-weight-complex="bold"/>
    </style:style>
    <style:style style:name="P10" style:family="paragraph" style:parent-style-name="Code_20_block">
      <style:paragraph-properties fo:break-before="page"/>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1">
      <style:paragraph-properties fo:text-align="justify" style:justify-single-word="false"/>
      <style:text-properties officeooo:paragraph-rsid="001229b4"/>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list-style-name="List_20_2"/>
    <style:style style:name="P19" style:family="paragraph" style:parent-style-name="Standard">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Arial"/>
    </style:style>
    <style:style style:name="P22" style:family="paragraph" style:parent-style-name="Heading_20_3">
      <style:text-properties style:font-name="Arial"/>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
    </style:style>
    <style:style style:name="P25" style:family="paragraph" style:parent-style-name="Heading_20_4">
      <style:paragraph-properties fo:break-before="page"/>
    </style:style>
    <style:style style:name="P26" style:family="paragraph" style:parent-style-name="Code_20_block">
      <style:text-properties officeooo:paragraph-rsid="000fa24a"/>
    </style:style>
    <style:style style:name="P27"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style:style style:name="T16" style:family="text">
      <style:text-properties officeooo:rsid="000d53bf"/>
    </style:style>
    <style:style style:name="T17" style:family="text">
      <style:text-properties officeooo:rsid="000ededc"/>
    </style:style>
    <style:style style:name="T18" style:family="text">
      <style:text-properties officeooo:rsid="000fa24a"/>
    </style:style>
    <style:style style:name="T19" style:family="text">
      <style:text-properties officeooo:rsid="0010f901"/>
    </style:style>
    <style:style style:name="T20" style:family="text">
      <style:text-properties officeooo:rsid="001229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730538"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6283668"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5730545"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6275277" text:continue-list="list2628366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6269770" text:continue-list="list25730545"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6284821"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26278880" text:continue-list="list2627527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6287657" text:continue-list="list26284821"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6273982" text:continue-list="list26278880" text:style-name="Outline">
        <text:list-item>
          <text:list>
            <text:list-item>
              <text:list>
                <text:list-item>
                  <text:list>
                    <text:list-item>
                      <text:h text:style-name="P2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6271329" text:continue-list="list26287657" text:style-name="List_20_1">
        <text:list-item>
          <text:p text:style-name="P15">task cancel<text:span text:style-name="T20">lation</text:span>: <text:span text:style-name="T18">this cannot be invoked directly on a task, but is rather invoked as part of cancelling a whole job. If a task is cancelled before its execution starts, then it will never start.</text:span></text:p>
        </text:list-item>
        <text:list-item>
          <text:p text:style-name="P14">task timeout: <text:span text:style-name="T18">the timeout countdown starts with the task's execution. If a timeout expires before the task starts executing, then </text:span><text:span text:style-name="T19">the task</text:span><text:span text:style-name="T18"> will not time out.</text:span></text:p>
        </text:list-item>
      </text:list>
      <text:p text:style-name="Standard"/>
      <text:p text:style-name="P1">In <text:span text:style-name="T18">all</text:span> case<text:span text:style-name="T18">s</text:span>, if a task has already completed its execution, it cannot be cancel<text:span text:style-name="T1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1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6279999" text:continue-list="list2627398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6266001" text:continue-list="list26271329" text:style-name="List_20_1">
        <text:list-item>
          <text:p text:style-name="P14"><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6278751" text:continue-list="list26279999"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text:span text:style-name="T18">deprecated</text:span> <text:a xlink:type="simple" xlink:href="#1.4.2.ClientDataProvider: computing data in the client (deprecated)|outline">ClientDataProvider</text:a> facility, which will be <text:span text:style-name="T18">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P26"><text:s text:c="6"/>setResult(callableResult); <text:span text:style-name="T5">// set the callable result as this task's result</text:span></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26291542" text:continue-numbering="true" text:style-name="Outline">
        <text:list-item>
          <text:list>
            <text:list-item>
              <text:list>
                <text:list-item>
                  <text:h text:style-name="P2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6292027" text:continue-list="list26266001"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6269802" text:continue-list="list2629154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6291652" text:continue-list="list26292027" text:style-name="List_20_1">
        <text:list-item>
          <text:p text:style-name="P13">the class must be serializable</text:p>
        </text:list-item>
        <text:list-item>
          <text:p text:style-name="P17">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272436" text:continue-list="list26269802"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6275291" text:continue-list="list26291652"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6293167" text:continue-list="list2627243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6295496" text:continue-list="list26275291"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6288244" text:continue-list="list26293167"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7"><text:s text:c="2"/></text:p>
      <text:p text:style-name="P7"><text:s text:c="2"/>// corresponds to what is sent to System.out / stdout</text:p>
      <text:p text:style-name="Code_20_block"><text:s text:c="2"/>String getErrorOutput()</text:p>
      <text:p text:style-name="P7"><text:s text:c="2"/></text:p>
      <text:p text:style-name="P7"><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6283141" text:continue-numbering="true" text:style-name="Outline">
        <text:list-item>
          <text:list>
            <text:list-item>
              <text:list>
                <text:list-item>
                  <text:h text:style-name="P2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6281800" text:continue-list="list26295496" text:style-name="List_20_1">
        <text:list-item>
          <text:p text:style-name="P14"><text:a xlink:type="simple" xlink:href="http://www.jppf.org/api-3/index.html?org/jppf/server/protocol/FileLocation.html"><text:span text:style-name="Code_20_char">FileLocation</text:span></text:a> represents a path in the file system</text:p>
        </text:list-item>
        <text:list-item>
          <text:p text:style-name="P14"><text:a xlink:type="simple" xlink:href="http://www.jppf.org/api-3/index.html?org/jppf/server/protocol/URLLocation.html"><text:span text:style-name="Code_20_char">URLLocation</text:span></text:a> can be used to get data to and from a URL, including HTTP and FTP URLs</text:p>
        </text:list-item>
        <text:list-item>
          <text:p text:style-name="P14"><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6283411" text:continue-list="list26283141" text:style-name="Outline">
        <text:list-item>
          <text:list>
            <text:list-item>
              <text:h text:style-name="P20" text:outline-level="2">Dealing with jobs</text:h>
            </text:list-item>
          </text:list>
        </text:list-item>
      </text:list>
      <text:p text:style-name="Standard">A job is a grouping of tasks with a common set of characteristics and a common SLA. These characteristics include:</text:p>
      <text:p text:style-name="Standard"/>
      <text:list xml:id="list26295482" text:continue-list="list26281800" text:style-name="List_20_1">
        <text:list-item>
          <text:p text:style-name="P13">common data shared between tasks (data provider)</text:p>
        </text:list-item>
        <text:list-item>
          <text:p text:style-name="P13">A common Service Level Agreement (SLA) comprising:</text:p>
        </text:list-item>
      </text:list>
      <text:list xml:id="list25726142" text:style-name="List_20_2">
        <text:list-item>
          <text:list>
            <text:list-item>
              <text:list>
                <text:list-item>
                  <text:p text:style-name="P18">the job priority</text:p>
                </text:list-item>
                <text:list-item>
                  <text:p text:style-name="P18">the maximum number of nodes a job can be executed on</text:p>
                </text:list-item>
                <text:list-item>
                  <text:p text:style-name="P18">an optional execution policy describing which nodes the job can run on</text:p>
                </text:list-item>
                <text:list-item>
                  <text:p text:style-name="P18">a suspended indicator, that enables submitting a job in suspended state, waiting for an external command to resume or start its execution</text:p>
                </text:list-item>
                <text:list-item>
                  <text:p text:style-name="P18">an execution start date and time</text:p>
                </text:list-item>
                <text:list-item>
                  <text:p text:style-name="P18">an expiration (timeout) date and time</text:p>
                </text:list-item>
                <text:list-item>
                  <text:p text:style-name="P18">an indicator specifying what the server should do when the application is disconnected</text:p>
                </text:list-item>
              </text:list>
            </text:list-item>
          </text:list>
        </text:list-item>
      </text:list>
      <text:list xml:id="list26294303" text:continue-list="list26295482"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item>
          <text:p text:style-name="P14">the ability to receive notifications when the job execution starts and completes</text:p>
        </text:list-item>
        <text:list-item>
          <text:p text:style-name="P1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6279568" text:continue-list="list26283411"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6265552" text:continue-numbering="true" text:style-name="Outline">
        <text:list-item>
          <text:list>
            <text:list-item>
              <text:list>
                <text:list-item>
                  <text:h text:style-name="P2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7"><text:s text:c="2"/>// creates a blocking job with no data provider and default SLA values</text:p>
      <text:p text:style-name="Code_20_block"><text:s text:c="2"/>public JPPFJob()</text:p>
      <text:p text:style-name="P7"><text:s text:c="2"/>// creates a blocking job with the specified data provider and default SLA values</text:p>
      <text:p text:style-name="Code_20_block"><text:s text:c="2"/>public JPPFJob(DataProvider dataProvider)</text:p>
      <text:p text:style-name="P7"><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7"><text:s text:c="2"/>// creates a blocking job with the specified execution results listener,</text:p>
      <text:p text:style-name="P7"><text:s text:c="2"/>// no data provider and default SLA values</text:p>
      <text:p text:style-name="Code_20_block"><text:s text:c="2"/>public JPPFJob(TaskResultListener resultsListener)</text:p>
      <text:p text:style-name="P7"><text:s text:c="2"/>// creates a blocking job with the specified execution results listener,</text:p>
      <text:p text:style-name="P7"><text:s text:c="2"/>// data provider and default SLA values</text:p>
      <text:p text:style-name="Code_20_block"><text:s text:c="2"/>public JPPFJob(DataProvider dataProvider, TaskResultListener resultsListener)</text:p>
      <text:p text:style-name="P7"><text:s text:c="2"/>// creates a blocking job with the specified execution results listener,</text:p>
      <text:p text:style-name="P7"><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7"><text:s text:c="2"/>// creates a job with the specified data provider, SLA, blocking indicator</text:p>
      <text:p text:style-name="P7"><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628071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6281584" text:continue-list="list26294303"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62920271" text:continue-numbering="true" text:style-name="List_20_1">
        <text:list-item>
          <text:p text:style-name="P14">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6273088" text:continue-list="list26280712"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0"><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6285491"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6288592" text:continue-list="list25726142"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6289759" text:continue-list="list26285491"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6270328" text:continue-numbering="true" text:style-name="Outline">
        <text:list-item>
          <text:list>
            <text:list-item>
              <text:list>
                <text:list-item>
                  <text:h text:style-name="P2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7"><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6280851" text:continue-numbering="true" text:style-name="Outline">
        <text:list-item>
          <text:list>
            <text:list-item>
              <text:list>
                <text:list-item>
                  <text:h text:style-name="P2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6269694" text:continue-numbering="true" text:style-name="Outline">
        <text:list-item>
          <text:list>
            <text:list-item>
              <text:list>
                <text:list-item>
                  <text:h text:style-name="P23"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7"><text:s text:c="4"/>// Called when a job, or a subset of its tasks, is sent to the server,</text:p>
      <text:p text:style-name="P7"><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6266565" text:continue-numbering="true" text:style-name="Outline">
        <text:list-item>
          <text:list>
            <text:list-item>
              <text:h text:style-name="P21"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6295518" text:continue-numbering="true" text:style-name="Outline">
        <text:list-item>
          <text:list>
            <text:list-item>
              <text:list>
                <text:list-item>
                  <text:h text:style-name="P22"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6273280" text:continue-numbering="true" text:style-name="Outline">
        <text:list-item>
          <text:list>
            <text:list-item>
              <text:list>
                <text:list-item>
                  <text:h text:style-name="P24" text:outline-level="3"><text:bookmark-start text:name="__RefHeading__5136_771491026"/>ClientDataProvider: computing data in the client (deprecated)<text:bookmark-end text:name="__RefHeading__5136_771491026"/></text:h>
                </text:list-item>
              </text:list>
            </text:list-item>
          </text:list>
        </text:list-item>
      </text:list>
      <text:p text:style-name="P12"><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7"><text:s text:c="4"/>// A callable that simply prints a message on the client side</text:p>
      <text:p text:style-name="P7"><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6284106" text:continue-list="list262920271"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6283913" text:continue-list="list26273280" text:style-name="Outline">
        <text:list-item>
          <text:list>
            <text:list-item>
              <text:list>
                <text:list-item>
                  <text:h text:style-name="P23"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6282485" text:continue-numbering="true" text:style-name="Outline">
        <text:list-item>
          <text:list>
            <text:list-item>
              <text:h text:style-name="P2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6286842" text:continue-list="list26284106" text:style-name="List_20_1">
        <text:list-item>
          <text:p text:style-name="P14">the characteristics of the nodes it can run on (server side), or of the channels it can be sent through (client side): the job execution policy</text:p>
        </text:list-item>
        <text:list-item>
          <text:p text:style-name="P14">the time at which a job is scheduled to start</text:p>
        </text:list-item>
        <text:list-item>
          <text:p text:style-name="P14">an expiration date for the job</text:p>
        </text:list-item>
      </text:list>
      <text:p text:style-name="P1"/>
      <text:p text:style-name="P1">The attributes specific to the server side SLA are:</text:p>
      <text:p text:style-name="P1"/>
      <text:list xml:id="list26275071" text:continue-numbering="true"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whether the job is a standard or broadcast job</text:p>
        </text:list-item>
        <text:list-item>
          <text:p text:style-name="P14">whether the server should immediately cancel the job, if the client that submitted it is disconnected</text:p>
        </text:list-item>
      </text:list>
      <text:p text:style-name="P1"/>
      <text:p text:style-name="P1">The attributes specific to the client side SLA are:</text:p>
      <text:p text:style-name="P1"/>
      <text:list xml:id="list26285536" text:continue-numbering="true" text:style-name="List_20_1">
        <text:list-item>
          <text:p text:style-name="P14">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9">myJob.getClientSLA().setMaxChannels(2);</text:p>
      <text:p text:style-name="P9">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6276832" text:continue-list="list2628248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627575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6287100" text:continue-list="list26285536"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item>
          <text:p text:style-name="P13">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6268990"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6269482" text:continue-list="list26275751"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1">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26267394" text:continue-numbering="true" text:style-name="Outline">
        <text:list-item>
          <text:list>
            <text:list-item>
              <text:list>
                <text:list-item>
                  <text:list>
                    <text:list-item>
                      <text:list>
                        <text:list-item>
                          <text:h text:style-name="P27"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6286750" text:continue-list="list26268990"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6">as</text:span> <text:span text:style-name="T16">in </text:span>this code snippet:</text:p>
      <text:p text:style-name="Standard"/>
      <text:p text:style-name="Code_20_block"><text:s text:c="2"/>MyCustomPolicy policy = new MyCustomPolicy();</text:p>
      <text:p text:style-name="Code_20_block"><text:s text:c="2"/>policy.setArgs( "3" );</text:p>
      <text:p text:style-name="Standard"/>
      <text:p text:style-name="P5">Finally, to enable the use of this custom policy, you will need to deploy the corresponding class(es) to both the server's and the client's classpath.</text:p>
      <text:list xml:id="list26270356" text:continue-list="list26267394"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7"><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8"><text:s text:c="2"/>String dateFormat = "MM/dd/yyyy hh:mm a z";</text:p>
      <text:p text:style-name="P7"><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6295742"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6265808"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627607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629016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628485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6281173" text:continue-list="list26286750" text:style-name="List_20_1">
        <text:list-item>
          <text:p text:style-name="P13">a broadcast job is executed on <text:span text:style-name="T17">all </text:span>the nodes <text:span text:style-name="T17">connected to the driver, </text:span>at the time the job is received by the JPPF driver. <text:span text:style-name="T17">This includes nodes that are executing another job at that time</text:span></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6290136" text:continue-list="list2628485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6272104"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627542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6277447"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7"><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26279714" text:continue-numbering="true" text:style-name="Outline">
        <text:list-item>
          <text:list>
            <text:list-item>
              <text:h text:style-name="P20" text:outline-level="2">The JPPFClient API</text:h>
            </text:list-item>
          </text:list>
        </text:list-item>
      </text:list>
      <text:p text:style-name="Standard">A JPPF client is an object that will handle the communication between the application and the server. Its role is to:</text:p>
      <text:list xml:id="list26295279" text:continue-list="list26281173"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6285034" text:continue-list="list2627971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6272645"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6289662" text:continue-list="list26295279"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6272489" text:continue-list="list2627264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6285716"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6285570" text:continue-numbering="true" text:style-name="Outline">
        <text:list-item>
          <text:list>
            <text:list-item>
              <text:list>
                <text:list-item>
                  <text:h text:style-name="Heading_20_3" text:outline-level="3"><text:bookmark-start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627874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626550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6294346" text:continue-numbering="true" text:style-name="Outline">
        <text:list-item>
          <text:list>
            <text:list-item>
              <text:h text:style-name="P2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6265223" text:continue-numbering="true" text:style-name="Outline">
        <text:list-item>
          <text:list>
            <text:list-item>
              <text:list>
                <text:list-item>
                  <text:h text:style-name="P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6286394" text:continue-numbering="true" text:style-name="Outline">
        <text:list-item>
          <text:list>
            <text:list-item>
              <text:list>
                <text:list-item>
                  <text:h text:style-name="P2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628381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7"><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26276026"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628648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9"><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26292050" text:continue-numbering="true" text:style-name="Outline">
        <text:list-item>
          <text:list>
            <text:list-item>
              <text:h text:style-name="Heading_20_2" text:outline-level="2"><text:soft-page-break/>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12M5S</meta:editing-duration>
    <meta:editing-cycles>413</meta:editing-cycles>
    <meta:generator>LibreOffice/3.6$Windows_x86 LibreOffice_project/da8c1e6-fd468f4-454e206-f42a4a9-143cfd</meta:generator>
    <meta:creation-date>2009-09-06T09:03:36.19</meta:creation-date>
    <dc:date>2013-01-22T06:13:43.42</dc:date>
    <meta:document-statistic meta:table-count="0" meta:image-count="0" meta:object-count="0" meta:page-count="35" meta:paragraph-count="1497" meta:word-count="14232" meta:character-count="97034" meta:non-whitespace-character-count="8036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